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57pt" fo:font-weight="bold" style:font-size-asian="57pt" style:font-size-complex="57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  <style:text-properties fo:color="#ffffff" style:font-name="Arial Black" fo:font-size="54pt" fo:font-weight="bold" style:font-size-asian="54pt" style:font-size-complex="54pt"/>
    </style:style>
    <style:style style:name="P5" style:family="paragraph">
      <style:paragraph-properties fo:margin-left="0.6cm" fo:margin-right="0cm" fo:text-indent="0cm"/>
      <style:text-properties fo:font-size="20pt"/>
    </style:style>
    <style:style style:name="P6" style:family="paragraph">
      <style:paragraph-properties fo:margin-left="0cm" fo:margin-right="0cm" fo:text-indent="0cm"/>
      <style:text-properties fo:color="#ffffff" fo:font-size="54pt" fo:font-weight="bold" style:font-size-asian="54pt" style:font-size-complex="54pt"/>
    </style:style>
    <style:style style:name="T1" style:family="text">
      <style:text-properties fo:color="#ffffff" style:font-name="Arial Black1" fo:font-size="57pt" fo:font-weight="bold" style:font-size-asian="57pt" style:font-size-complex="57pt"/>
    </style:style>
    <style:style style:name="T2" style:family="text">
      <style:text-properties fo:color="#ffffff" style:font-name="Arial Black1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Jezus, Jezus</text:span><text:span text:style-name="T1"><text:line-break/></text:span><text:span text:style-name="T1">Niech jasność Twa</text:span><text:span text:style-name="T1"><text:line-break/></text:span><text:span text:style-name="T1">ogarnia mnie</text:span><text:span text:style-name="T1"><text:line-break/></text:span><text:span text:style-name="T1">Jezus, Jezus</text:span><text:span text:style-name="T1"><text:line-break/></text:span><text:span text:style-name="T1">w blasku Twoim</text:span><text:span text:style-name="T1"><text:line-break/></text:span><text:span text:style-name="T1">pragnę ży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.473cm" svg:x="0cm" svg:y="-0.236cm" presentation:class="title" presentation:user-transformed="true">
          <draw:text-box>
            <text:p text:style-name="P1"><text:span text:style-name="T2">ref. Bo Imię Twe</text:span><text:span text:style-name="T2"><text:line-break/></text:span><text:span text:style-name="T2">tak wspaniałe jest,</text:span><text:span text:style-name="T2"><text:line-break/></text:span><text:span text:style-name="T2">Tak potężne jest,</text:span><text:span text:style-name="T2"><text:line-break/></text:span><text:span text:style-name="T2">wywyższam Cię</text:span><text:span text:style-name="T2"><text:line-break/></text:span><text:span text:style-name="T2">Bo Imię Twe</text:span><text:span text:style-name="T2"><text:line-break/></text:span><text:span text:style-name="T2">pełne blasku jest</text:span><text:span text:style-name="T2"><text:line-break/></text:span><text:span text:style-name="T2">Wciąż uwalnia mnie</text:span><text:span text:style-name="T2"><text:line-break/></text:span><text:span text:style-name="T2">w Nim zbawienie j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0.001cm" presentation:class="title" presentation:user-transformed="true">
          <draw:text-box>
            <text:p text:style-name="P1"><text:span text:style-name="T1">2. Olśniewasz mnie,</text:span><text:span text:style-name="T1"><text:line-break/></text:span><text:span text:style-name="T1">przenikasz mnie</text:span><text:span text:style-name="T1"><text:line-break/></text:span><text:span text:style-name="T1">Duch Twój wciąż</text:span><text:span text:style-name="T1"><text:line-break/></text:span><text:span text:style-name="T1">odnawia mnie</text:span><text:span text:style-name="T1"><text:line-break/></text:span><text:span text:style-name="T1">Przed obliczem Twym,</text:span><text:span text:style-name="T1"><text:line-break/></text:span><text:span text:style-name="T1">pragnę stanąć dziś</text:span><text:span text:style-name="T1"><text:line-break/></text:span><text:span text:style-name="T1">Z radością wielbić C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6" draw:layer="layout" svg:width="28cm" svg:height="21.473cm" svg:x="-0.001cm" svg:y="-0.237cm" presentation:class="title" presentation:user-transformed="true">
          <draw:text-box>
            <text:p text:style-name="P1"><text:span text:style-name="T2">ref. Bo Imię Twe</text:span><text:span text:style-name="T2"><text:line-break/></text:span><text:span text:style-name="T2">tak wspaniałe jest,</text:span><text:span text:style-name="T2"><text:line-break/></text:span><text:span text:style-name="T2">Tak potężne jest,</text:span><text:span text:style-name="T2"><text:line-break/></text:span><text:span text:style-name="T2">wywyższam Cię</text:span><text:span text:style-name="T2"><text:line-break/></text:span><text:span text:style-name="T2">Bo Imię Twe</text:span><text:span text:style-name="T2"><text:line-break/></text:span><text:span text:style-name="T2">pełne blasku jest</text:span><text:span text:style-name="T2"><text:line-break/></text:span><text:span text:style-name="T2">Wciąż uwalnia mnie</text:span><text:span text:style-name="T2"><text:line-break/></text:span><text:span text:style-name="T2">w Nim zbawienie j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6-04T12:35:04</meta:creation-date>
    <dc:date>2015-11-23T21:58:20.128000000</dc:date>
    <dc:language>pl-PL</dc:language>
    <meta:editing-cycles>18</meta:editing-cycles>
    <meta:editing-duration>PT27M59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